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6.866cm" fo:min-width="12.729cm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6.866cm" fo:min-width="6.555cm" fo:padding-top="0.178cm" fo:padding-bottom="0.178cm" fo:padding-left="0.303cm" fo:padding-right="0.303cm"/>
    </style:style>
    <style:style style:name="gr3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0.668cm" fo:min-width="6.133cm" fo:padding-top="0.166cm" fo:padding-bottom="0.166cm" fo:padding-left="0.291cm" fo:padding-right="0.291cm"/>
    </style:style>
    <style:style style:name="gr4" style:family="graphic" style:parent-style-name="standard">
      <style:graphic-properties svg:stroke-width="0.081cm" svg:stroke-color="#000000" draw:marker-start-width="0.322cm" draw:marker-end-width="0.322cm" draw:fill-color="#ffffff" draw:textarea-horizontal-align="justify" draw:textarea-vertical-align="middle" draw:auto-grow-height="false" fo:min-height="0.586cm" fo:min-width="5.036cm" fo:padding-top="0.166cm" fo:padding-bottom="0.166cm" fo:padding-left="0.291cm" fo:padding-right="0.291cm"/>
    </style:style>
    <style:style style:name="gr5" style:family="graphic" style:parent-style-name="standard">
      <style:graphic-properties draw:stroke="none" svg:stroke-color="#000000" draw:fill="none" draw:fill-color="#ffffff" fo:min-height="15.832cm"/>
    </style:style>
    <style:style style:name="gr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2.334cm"/>
    </style:style>
    <style:style style:name="gr8" style:family="graphic" style:parent-style-name="standard">
      <style:graphic-properties draw:stroke="none" svg:stroke-color="#000000" draw:fill="none" draw:fill-color="#ffffff" fo:min-height="1.655cm"/>
    </style:style>
    <style:style style:name="gr9" style:family="graphic" style:parent-style-name="standard">
      <style:graphic-properties draw:stroke="none" svg:stroke-color="#000000" draw:fill="none" draw:fill-color="#ffffff" fo:min-height="2.134cm"/>
    </style:style>
    <style:style style:name="gr10" style:family="graphic" style:parent-style-name="standard">
      <style:graphic-properties draw:stroke="none" svg:stroke-color="#000000" draw:fill="none" draw:fill-color="#ffffff" fo:min-height="3.145cm"/>
    </style:style>
    <style:style style:name="gr11" style:family="graphic" style:parent-style-name="standard">
      <style:graphic-properties draw:stroke="none" svg:stroke-color="#000000" draw:fill="none" draw:fill-color="#ffffff" fo:min-height="6.08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style:style style:name="T1" style:family="text">
      <style:text-properties style:text-position="sub 80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17.222cm" svg:x="0.1cm" svg:y="0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61cm" svg:height="17.222cm" svg:x="20.674cm" svg:y="0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731cm" svg:height="1.016cm" svg:x="3.021cm" svg:y="0.268cm">
          <text:p text:style-name="P2">Prover (two player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716cm" svg:height="1.016cm" svg:x="21.486cm" svg:y="0.269cm">
          <text:p text:style-name="P2">Verifi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13.081cm" svg:height="16.082cm" svg:x="0.354cm" svg:y="1.54cm">
          <draw:text-box>
            <text:p>1. Create input shares for two players:</text:p>
            <text:p><text:tab/>Pick random a<text:span text:style-name="T1">1</text:span>, a<text:span text:style-name="T1">2</text:span>, b<text:span text:style-name="T1">1</text:span>, b<text:span text:style-name="T1">2</text:span></text:p>
            <text:p><text:span text:style-name="T1"><text:tab/></text:span><text:span text:style-name="T2">with a</text:span><text:span text:style-name="T1">1</text:span><text:span text:style-name="T2"> ⊕ a</text:span><text:span text:style-name="T1">2</text:span><text:span text:style-name="T2"> = a and b</text:span><text:span text:style-name="T1">1</text:span><text:span text:style-name="T2"> ⊕ b</text:span><text:span text:style-name="T1">2</text:span><text:span text:style-name="T2"> = b</text:span></text:p>
            <text:p><text:span text:style-name="T2"><text:tab/></text:span><text:span text:style-name="T2">Player 1 input share: a</text:span><text:span text:style-name="T1">1</text:span><text:span text:style-name="T2">,</text:span><text:span text:style-name="T1"> </text:span><text:span text:style-name="T2">b</text:span><text:span text:style-name="T1">1</text:span><text:span text:style-name="T2"> <text:s text:c="2"/></text:span></text:p>
            <text:p><text:span text:style-name="T2"><text:tab/></text:span><text:span text:style-name="T2">Player 2 input share: a</text:span><text:span text:style-name="T1">2</text:span><text:span text:style-name="T2">,</text:span><text:span text:style-name="T1"> </text:span><text:span text:style-name="T2">b</text:span><text:span text:style-name="T1">2</text:span></text:p>
            <text:p><text:span text:style-name="T2"/></text:p>
            <text:p><text:span text:style-name="T2">2. Compute output shares for two players:</text:span></text:p>
            <text:p><text:span text:style-name="T2"><text:tab/></text:span><text:span text:style-name="T2">Use the function f on the input shares</text:span></text:p>
            <text:p><text:span text:style-name="T2"><text:tab/></text:span><text:span text:style-name="T2">Player 1 output share: c</text:span><text:span text:style-name="T1">1 </text:span><text:span text:style-name="T2">= a</text:span><text:span text:style-name="T1">1</text:span><text:span text:style-name="T2"> ⊕ b</text:span><text:span text:style-name="T1">1</text:span></text:p>
            <text:p><text:span text:style-name="T2"><text:tab/></text:span><text:span text:style-name="T2">Player 2 output share: c</text:span><text:span text:style-name="T1">2 </text:span><text:span text:style-name="T2">= a</text:span><text:span text:style-name="T1">2</text:span><text:span text:style-name="T2"> ⊕ b</text:span><text:span text:style-name="T1">2</text:span></text:p>
            <text:p><text:span text:style-name="T2"/></text:p>
            <text:p><text:span text:style-name="T2">3. Compute commitments for two players:</text:span></text:p>
            <text:p><text:span text:style-name="T2"><text:tab/></text:span><text:span text:style-name="T2">Player 1 Commitment: h</text:span><text:span text:style-name="T1">1</text:span><text:span text:style-name="T2"> = H(a</text:span><text:span text:style-name="T1">1</text:span><text:span text:style-name="T2">,</text:span><text:span text:style-name="T1"> </text:span><text:span text:style-name="T2">b</text:span><text:span text:style-name="T1">1, </text:span><text:span text:style-name="T2">r</text:span><text:span text:style-name="T1">1</text:span><text:span text:style-name="T2">)</text:span></text:p>
            <text:p><text:span text:style-name="T2"><text:tab/></text:span><text:span text:style-name="T2">Player 2 Commitment: h</text:span><text:span text:style-name="T1">2</text:span><text:span text:style-name="T2"> = H(a</text:span><text:span text:style-name="T1">2</text:span><text:span text:style-name="T2">,</text:span><text:span text:style-name="T1"> </text:span><text:span text:style-name="T2">b</text:span><text:span text:style-name="T1">2, </text:span><text:span text:style-name="T2">r</text:span><text:span text:style-name="T1">2</text:span><text:span text:style-name="T2">)</text:span></text:p>
            <text:p><text:span text:style-name="T2"><text:tab/></text:span><text:span text:style-name="T2">With random r</text:span><text:span text:style-name="T1">1</text:span><text:span text:style-name="T2">, r</text:span><text:span text:style-name="T1">2</text:span></text:p>
            <text:p><text:span text:style-name="T2"/></text:p>
            <text:p><text:span text:style-name="T2">7. Reveal Player 1 or 2, depending on e</text:span></text:p>
            <text:p><text:span text:style-name="T2"><text:tab/></text:span><text:span text:style-name="T2">(example e = 1: Player 1)</text:span></text:p>
            <text:p><text:span text:style-name="T2"><text:tab/></text:span><text:span text:style-name="T2">Send input shares and random r of</text:span></text:p>
            <text:p><text:span text:style-name="T2"><text:tab/></text:span><text:span text:style-name="T2">Player e</text:span></text:p>
            <text:p><text:span text:style-name="T2"><text:tab/></text:span></text:p>
          </draw:text-box>
        </draw:frame>
        <draw:line draw:style-name="gr6" draw:text-style-name="P4" draw:layer="layout" svg:x1="13.435cm" svg:y1="4.18cm" svg:x2="20.674cm" svg:y2="4.18cm">
          <text:p/>
        </draw:line>
        <draw:frame draw:style-name="gr7" draw:text-style-name="P6" draw:layer="layout" svg:width="6.731cm" svg:height="2.584cm" svg:x="13.816cm" svg:y="2.302cm">
          <draw:text-box>
            <text:p text:style-name="P5">4. Commitment:</text:p>
            <text:p text:style-name="P5"><text:s text:c="5"/>send h<text:span text:style-name="T1">1</text:span>, h<text:span text:style-name="T1">2</text:span>, c<text:span text:style-name="T1">1</text:span>, c<text:span text:style-name="T1">2</text:span></text:p>
          </draw:text-box>
        </draw:frame>
        <draw:frame draw:style-name="gr8" draw:text-style-name="P3" draw:layer="layout" svg:width="6.858cm" svg:height="1.905cm" svg:x="20.801cm" svg:y="4.337cm">
          <draw:text-box>
            <text:p>5. Pick random</text:p>
            <text:p><text:s text:c="4"/>challenge e ∈ {1,2}</text:p>
          </draw:text-box>
        </draw:frame>
        <draw:line draw:style-name="gr6" draw:text-style-name="P4" draw:layer="layout" svg:x1="20.674cm" svg:y1="8.082cm" svg:x2="13.562cm" svg:y2="8.082cm">
          <text:p/>
        </draw:line>
        <draw:frame draw:style-name="gr9" draw:text-style-name="P6" draw:layer="layout" svg:width="6.35cm" svg:height="2.384cm" svg:x="13.816cm" svg:y="5.503cm">
          <draw:text-box>
            <text:p text:style-name="P5">6. Challenge:</text:p>
            <text:p text:style-name="P5"><text:s text:c="4"/><text:span text:style-name="T2"><text:s/></text:span><text:span text:style-name="T2">send e </text:span></text:p>
            <text:p text:style-name="P5"><text:span text:style-name="T2"><text:s text:c="4"/></text:span><text:span text:style-name="T2">(example: e = 1)</text:span></text:p>
          </draw:text-box>
        </draw:frame>
        <draw:line draw:style-name="gr6" draw:text-style-name="P4" draw:layer="layout" svg:x1="13.415cm" svg:y1="15.386cm" svg:x2="20.654cm" svg:y2="15.386cm">
          <text:p/>
        </draw:line>
        <draw:frame draw:style-name="gr10" draw:text-style-name="P6" draw:layer="layout" svg:width="7.005cm" svg:height="3.395cm" svg:x="13.796cm" svg:y="12.708cm">
          <draw:text-box>
            <text:p text:style-name="P5">8. Response:</text:p>
            <text:p><text:s text:c="4"/>send a<text:span text:style-name="T1">e</text:span>, b<text:span text:style-name="T1">e</text:span>, r<text:span text:style-name="T1">e</text:span></text:p>
            <text:p text:style-name="P5"><text:s text:c="3"/>(example: a<text:span text:style-name="T1">1</text:span>, b<text:span text:style-name="T1">1</text:span>, r<text:span text:style-name="T1">1</text:span><text:span text:style-name="T2">)</text:span> <text:s text:c="4"/></text:p>
          </draw:text-box>
        </draw:frame>
        <draw:frame draw:style-name="gr11" draw:text-style-name="P3" draw:layer="layout" svg:width="6.858cm" svg:height="6.339cm" svg:x="20.801cm" svg:y="12.738cm">
          <draw:text-box>
            <text:p>9. Accept, if</text:p>
            <text:p><text:span text:style-name="T2"><text:s text:c="4"/></text:span><text:span text:style-name="T2">c</text:span><text:span text:style-name="T1">1</text:span><text:span text:style-name="T2"> ⊕ c</text:span><text:span text:style-name="T1">2 </text:span><text:span text:style-name="T2">=</text:span><text:span text:style-name="T1"> </text:span><text:span text:style-name="T2">c <text:s/>and</text:span></text:p>
            <text:p><text:s text:c="4"/>a<text:span text:style-name="T1">1</text:span><text:span text:style-name="T2"> ⊕ b</text:span><text:span text:style-name="T1">1 </text:span><text:span text:style-name="T2">=</text:span><text:span text:style-name="T1"> </text:span><text:span text:style-name="T2">c</text:span><text:span text:style-name="T1">1 </text:span><text:span text:style-name="T2">and</text:span></text:p>
            <text:p><text:span text:style-name="T2"><text:s text:c="4"/></text:span><text:span text:style-name="T2">h</text:span><text:span text:style-name="T1">1</text:span><text:span text:style-name="T2"> = H(a</text:span><text:span text:style-name="T1">1</text:span><text:span text:style-name="T2">,</text:span><text:span text:style-name="T1"> </text:span><text:span text:style-name="T2">b</text:span><text:span text:style-name="T1">1, </text:span><text:span text:style-name="T2">r</text:span><text:span text:style-name="T1">1</text:span><text:span text:style-name="T2">)</text:span></text:p>
            <text:p><text:span text:style-name="T1"><text:s text:c="4"/></text:span><text:span text:style-name="T2">(example e = 1: </text:span></text:p>
            <text:p><text:span text:style-name="T2"><text:s text:c="4"/></text:span><text:span text:style-name="T2">check Player 1)</text:span>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8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15:44:11.578637036</meta:creation-date>
    <dc:date>2019-03-07T12:24:34.215220086</dc:date>
    <meta:editing-duration>PT10M40S</meta:editing-duration>
    <meta:editing-cycles>3</meta:editing-cycles>
    <meta:generator>LibreOffice/5.1.6.2$Linux_X86_64 LibreOffice_project/10m0$Build-2</meta:generator>
    <meta:document-statistic meta:object-count="13"/>
  </office:meta>
</office:document-meta>
</file>